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utura Condensed" svg:font-family="'Futura Condensed'" style:font-adornments="Bold" style:font-family-generic="modern" style:font-pitch="variable"/>
    <style:font-face style:name="Lucida Sans Unicode" svg:font-family="'Lucida Sans Unicode'" style:font-family-generic="system" style:font-pitch="variable"/>
    <style:font-face style:name="Minion Pro" svg:font-family="'Minion Pro'" style:font-family-generic="roman" style:font-pitch="variable"/>
    <style:font-face style:name="Minion Pro1" svg:font-family="'Minion Pro'" style:font-adornments="Bold" style:font-family-generic="roman" style:font-pitch="variable"/>
    <style:font-face style:name="Minion Pro2" svg:font-family="'Minion Pro'" style:font-adornments="Bold Italic" style:font-family-generic="roman" style:font-pitch="variable"/>
    <style:font-face style:name="Minion Pro3" svg:font-family="'Minion Pro'" style:font-adornments="Italic" style:font-family-generic="roman" style:font-pitch="variable"/>
    <style:font-face style:name="Minion Pro4" svg:font-family="'Minion Pro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c6667" officeooo:paragraph-rsid="000c6667"/>
    </style:style>
    <style:style style:name="P3" style:family="paragraph" style:parent-style-name="Standard">
      <style:text-properties style:font-name="Minion Pro" officeooo:rsid="000c6667" officeooo:paragraph-rsid="000c6667"/>
    </style:style>
    <style:style style:name="P4" style:family="paragraph" style:parent-style-name="Table_20_Contents">
      <style:paragraph-properties fo:text-align="center" style:justify-single-word="false"/>
      <style:text-properties officeooo:paragraph-rsid="000c6667"/>
    </style:style>
    <style:style style:name="P5" style:family="paragraph" style:parent-style-name="Table_20_Contents">
      <style:paragraph-properties fo:text-align="center" style:justify-single-word="false"/>
      <style:text-properties officeooo:rsid="000c6667" officeooo:paragraph-rsid="000c6667"/>
    </style:style>
    <style:style style:name="P6" style:family="paragraph" style:parent-style-name="Table_20_Heading">
      <style:paragraph-properties fo:text-align="center" style:justify-single-word="false"/>
      <style:text-properties officeooo:paragraph-rsid="000c6667"/>
    </style:style>
    <style:style style:name="P7" style:family="paragraph" style:parent-style-name="Table_20_Heading">
      <style:paragraph-properties fo:text-align="center" style:justify-single-word="false"/>
      <style:text-properties officeooo:rsid="000c6667" officeooo:paragraph-rsid="000c6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er 1</text:h>
      <text:p text:style-name="P2"/>
      <text:h text:style-name="Heading_20_2" text:outline-level="2">Header 2</text:h>
      <text:p text:style-name="P2"/>
      <text:h text:style-name="Heading_20_3" text:outline-level="3">Header 3</text:h>
      <text:p text:style-name="P2"/>
      <text:h text:style-name="Heading_20_4" text:outline-level="4">Header 4</text:h>
      <text:p text:style-name="P2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7">Table Heading</text:p>
            </table:table-cell>
          </table:table-row>
        </table:table-header-rows>
        <table:table-row>
          <table:table-cell table:style-name="Table1.A1" office:value-type="string">
            <text:p text:style-name="Table_20_Contents">Table Contents</text:p>
          </table:table-cell>
        </table:table-row>
        <table:table-row>
          <table:table-cell table:style-name="Table1.A1" office:value-type="string">
            <text:p text:style-name="P5">Table Contents</text:p>
          </table:table-cell>
        </table:table-row>
      </table:table>
      <text:p text:style-name="P2"/>
      <text:p text:style-name="First_20_paragraph">First paragraph</text:p>
      <text:p text:style-name="P3"/>
      <text:p text:style-name="Text_20_body">Body text</text:p>
      <text:p text:style-name="P3"/>
      <text:p text:style-name="Quotations">Block quotation</text:p>
      <text:p text:style-name="P2">Default paragraph sty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utura Condensed" svg:font-family="'Futura Condensed'" style:font-adornments="Bold" style:font-family-generic="modern" style:font-pitch="variable"/>
    <style:font-face style:name="Lucida Sans Unicode" svg:font-family="'Lucida Sans Unicode'" style:font-family-generic="system" style:font-pitch="variable"/>
    <style:font-face style:name="Minion Pro" svg:font-family="'Minion Pro'" style:font-family-generic="roman" style:font-pitch="variable"/>
    <style:font-face style:name="Minion Pro1" svg:font-family="'Minion Pro'" style:font-adornments="Bold" style:font-family-generic="roman" style:font-pitch="variable"/>
    <style:font-face style:name="Minion Pro2" svg:font-family="'Minion Pro'" style:font-adornments="Bold Italic" style:font-family-generic="roman" style:font-pitch="variable"/>
    <style:font-face style:name="Minion Pro3" svg:font-family="'Minion Pro'" style:font-adornments="Italic" style:font-family-generic="roman" style:font-pitch="variable"/>
    <style:font-face style:name="Minion Pro4" svg:font-family="'Minion Pro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nion Pro4" fo:font-family="'Minion Pro'" style:font-style-name="Regular" style:font-family-generic="roman" style:font-pitch="variable" fo:font-size="11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  <style:text-properties style:font-name="Minion Pro4" fo:font-family="'Minion Pro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Futura Condensed" fo:font-family="'Futura Condensed'" style:font-style-name="Bold" style:font-family-generic="moder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Futura Condensed" fo:font-family="'Futura Condensed'" style:font-style-name="Bold" style:font-family-generic="moder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Futura Condensed" fo:font-family="'Futura Condensed'" style:font-style-name="Bold" style:font-family-generic="moder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Minion Pro2" fo:font-family="'Minion Pro'" style:font-style-name="Bold Italic" style:font-family-generic="roman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  <style:text-properties style:font-name="Minion Pro3" fo:font-family="'Minion Pro'" style:font-style-name="Italic" style:font-family-generic="roman" style:font-pitch="variable" fo:font-size="11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align="center" style:justify-single-word="false" fo:text-indent="0in" style:auto-text-indent="false" text:number-lines="false" text:line-number="0"/>
      <style:text-properties style:font-name="Minion Pro4" fo:font-family="'Minion Pro'" style:font-style-name="Regular" style:font-family-generic="roman" style:font-pitch="variable" fo:font-size="11pt" officeooo:rsid="000c6667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style:font-name="Futura Condensed" fo:font-family="'Futura Condensed'" style:font-style-name="Bold" style:font-family-generic="modern" style:font-pitch="variable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text-properties style:font-name="Minion Pro4" fo:font-family="'Minion Pro'" style:font-style-name="Regular" style:font-family-generic="roman" style:font-pitch="variable" fo:font-size="11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4-02T22:10:41.571000000</dc:date>
    <meta:editing-duration>PT9M12S</meta:editing-duration>
    <meta:editing-cycles>1</meta:editing-cycles>
    <meta:document-statistic meta:table-count="1" meta:image-count="0" meta:object-count="0" meta:page-count="1" meta:paragraph-count="12" meta:word-count="24" meta:character-count="137" meta:non-whitespace-character-count="124"/>
  </office:meta>
</office:document-meta>
</file>